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Nova" svg:font-family="ProximaNov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Standard">
      <style:text-properties fo:font-variant="normal" fo:text-transform="none" fo:color="#333333" style:font-name="ProximaNova" fo:font-size="12pt" fo:letter-spacing="normal" fo:font-style="normal" fo:font-weight="normal" officeooo:rsid="00185558" officeooo:paragraph-rsid="001b66ae"/>
    </style:style>
    <style:style style:name="P7" style:family="paragraph" style:parent-style-name="Standard">
      <style:text-properties fo:font-variant="normal" fo:text-transform="none" fo:color="#333333" style:font-name="ProximaNova" fo:font-size="12pt" fo:letter-spacing="normal" fo:font-style="normal" fo:font-weight="normal" officeooo:rsid="00128ef3" officeooo:paragraph-rsid="001b66ae"/>
    </style:style>
    <style:style style:name="P8" style:family="paragraph" style:parent-style-name="Standard">
      <style:text-properties fo:font-variant="normal" fo:text-transform="none" fo:color="#333333" style:font-name="ProximaNova" fo:font-size="12pt" fo:letter-spacing="normal" fo:font-style="normal" fo:font-weight="normal" officeooo:rsid="00150eb0" officeooo:paragraph-rsid="001b66ae"/>
    </style:style>
    <style:style style:name="P9" style:family="paragraph" style:parent-style-name="Standard">
      <style:text-properties fo:font-variant="normal" fo:text-transform="none" fo:color="#333333" style:font-name="ProximaNova" fo:font-size="12pt" fo:letter-spacing="normal" fo:font-style="normal" fo:font-weight="normal" officeooo:rsid="0016c39d" officeooo:paragraph-rsid="001b66ae"/>
    </style:style>
    <style:style style:name="P10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font-variant="normal" fo:text-transform="none" fo:color="#333333" style:font-name="ProximaNova" fo:font-size="12pt" fo:letter-spacing="normal" fo:font-style="normal" fo:font-weight="normal" officeooo:rsid="00128ef3" officeooo:paragraph-rsid="001b66ae"/>
    </style:style>
    <style:style style:name="P11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font-variant="normal" fo:text-transform="none" fo:color="#333333" style:font-name="ProximaNova" fo:font-size="12pt" fo:letter-spacing="normal" fo:font-style="normal" fo:font-weight="normal" officeooo:rsid="00185558" officeooo:paragraph-rsid="001b66ae"/>
    </style:style>
    <style:style style:name="P12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font-variant="normal" fo:text-transform="none" fo:color="#333333" style:font-name="ProximaNova" fo:font-size="12pt" fo:letter-spacing="normal" fo:font-style="normal" fo:font-weight="normal" officeooo:rsid="00119ce1" officeooo:paragraph-rsid="001b66ae"/>
    </style:style>
    <style:style style:name="P13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font-variant="normal" fo:text-transform="none" fo:color="#333333" style:font-name="ProximaNova" fo:font-size="12pt" fo:letter-spacing="normal" fo:font-style="normal" fo:font-weight="normal" officeooo:rsid="001cde59" officeooo:paragraph-rsid="001cde59"/>
    </style:style>
    <style:style style:name="T1" style:family="text">
      <style:text-properties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#!/bin/bash</text:p>
      <text:p text:style-name="P1">{</text:p>
      <text:p text:style-name="P1">disk="/dev/xvdb"</text:p>
      <text:p text:style-name="P1">lv_size=20 ##in GB</text:p>
      <text:p text:style-name="P1">server=SERVER</text:p>
      <text:p text:style-name="P1">env=ENV</text:p>
      <text:p text:style-name="P1">hostname="$server-$env.$server.com"</text:p>
      <text:p text:style-name="P1">swap_size="2048" #in MB</text:p>
      <text:p text:style-name="P1">lv_size=$((lv_size-1))</text:p>
      <text:p text:style-name="P3"/>
      <text:p text:style-name="P1">if [[ "$1" == "input" ]];then</text:p>
      <text:p text:style-name="P2"><text:s text:c="4"/><text:span text:style-name="T1">echo -n "Setup hostname: "</text:span></text:p>
      <text:p text:style-name="P2"><text:s text:c="4"/><text:span text:style-name="T1">read hostname</text:span></text:p>
      <text:p text:style-name="P2"><text:s text:c="4"/><text:span text:style-name="T1">echo -n "Set lv size: "</text:span></text:p>
      <text:p text:style-name="P2"><text:s text:c="4"/><text:span text:style-name="T1">read lv_size</text:span></text:p>
      <text:p text:style-name="P1">fi</text:p>
      <text:p text:style-name="P3"/>
      <text:p text:style-name="P1">echo "setting hostname"</text:p>
      <text:p text:style-name="P1">sed -i 's/127.0.0.1.*/127.0.0.1 localhost localhost.localdomain/g' /etc/hosts</text:p>
      <text:p text:style-name="P1">hostname $hostname</text:p>
      <text:p text:style-name="P1">sed -i.bak "s/\(HOSTNAME\).*/\1=$hostname/g" /etc/sysconfig/network </text:p>
      <text:p text:style-name="P3"/>
      <text:p text:style-name="P1">echo "enabling wheel"</text:p>
      <text:p text:style-name="P1">echo "%wheel ALL=NOPASSWD: ALL" &gt;&gt; /etc/sudoers</text:p>
      <text:p text:style-name="P3"/>
      <text:p text:style-name="P1">echo "Creating LVM lv_app"</text:p>
      <text:p text:style-name="P1">pvcreate $disk</text:p>
      <text:p text:style-name="P1">vgcreate vg_app $disk</text:p>
      <text:p text:style-name="P1">lvcreate -L"$lv_size"G -n lv_app vg_app</text:p>
      <text:p text:style-name="P1">mkfs.ext4 /dev/vg_app/lv_app</text:p>
      <text:p text:style-name="P1">echo "/dev/mapper/vg_app-lv_app /apps ext4 defaults <text:s text:c="2"/>0 <text:s text:c="2"/>0" <text:s text:c="2"/>&gt;&gt; /etc/fstab</text:p>
      <text:p text:style-name="P1">mkdir /apps</text:p>
      <text:p text:style-name="P1">mount -a</text:p>
      <text:p text:style-name="P3"/>
      <text:p text:style-name="P1">echo "creating directory structures"</text:p>
      <text:p text:style-name="P1">pushd /apps</text:p>
      <text:p text:style-name="P1">mkdir node-apps lib local tmp src backup logs mysql mongo</text:p>
      <text:p text:style-name="P1">chmod 777 /apps/tmp/</text:p>
      <text:p text:style-name="P1">popd</text:p>
      <text:p text:style-name="P3"/>
      <text:p text:style-name="P1">echo "Updating Yum Updates"</text:p>
      <text:p text:style-name="P3"/>
      <text:p text:style-name="P1">yum update</text:p>
      <text:p text:style-name="P1">yum groupinstall 'Development Tools'</text:p>
      <text:p text:style-name="P3"/>
      <text:p text:style-name="P1">echo "installing node and pm2" </text:p>
      <text:p text:style-name="P1">pushd /apps/lib</text:p>
      <text:p text:style-name="P1">yum install -y wget</text:p>
      <text:p text:style-name="P1">yum install -y git <text:s text:c="5"/></text:p>
      <text:p text:style-name="P1">wget https://nodejs.org/dist/v7.10.0/node-v7.10.0-linux-x64.tar.gz</text:p>
      <text:p text:style-name="P1">tar -zxf node-v7.10.0-linux-x64.tar.gz</text:p>
      <text:p text:style-name="P1">ln -s -f /apps/lib/node-v7.10.0-linux-x64/bin/node /usr/bin/node</text:p>
      <text:p text:style-name="P1">ln -s -f /apps/lib/node-v7.10.0-linux-x64/bin/npm /usr/bin/npm</text:p>
      <text:p text:style-name="P1">npm install pm2</text:p>
      <text:p text:style-name="P1">useradd pm2 -d /apps/pm2</text:p>
      <text:p text:style-name="P1">rm -f `which pm2`</text:p>
      <text:p text:style-name="P1">echo "export PATH=$PATH:/apps/lib/node_modules/pm2/bin" &gt;&gt; /apps/pm2/.bashrc</text:p>
      <text:p text:style-name="P1">echo "export HISTTIMEFORMAT='%d/%m/%y %T <text:s text:c="7"/>'" &gt;&gt; /apps/pm2/.bashrc</text:p>
      <text:p text:style-name="P1">echo "export LC_ALL=en_US.UTF-8" &gt;&gt; /apps/pm2/.bashrc</text:p>
      <text:p text:style-name="P1">chown pm2. /apps/pm2/.bashrc</text:p>
      <text:p text:style-name="P1">chown pm2. /apps/node-apps</text:p>
      <text:p text:style-name="P1">popd </text:p>
      <text:p text:style-name="P3"/>
      <text:p text:style-name="P1">echo "granting sudo access to pm2 user"</text:p>
      <text:p text:style-name="P1"><text:soft-page-break/>usermod -G wheel pm2</text:p>
      <text:p text:style-name="P3"/>
      <text:p text:style-name="P1">echo "NVM installation"</text:p>
      <text:p text:style-name="P1">su - pm2 -c "curl https://raw.githubusercontent.com/creationix/nvm/v0.25.0/install.sh | bash"</text:p>
      <text:p text:style-name="P1">su - pm2 -c "source /apps/pm2/.bashrc"</text:p>
      <text:p text:style-name="P1">su - pm2 -c "nvm install v7.10.0 &amp;&amp; nvm alias default v7.10.0"</text:p>
      <text:p text:style-name="P3"/>
      <text:p text:style-name="P1">echo "Enabling logrotate for pm2"</text:p>
      <text:p text:style-name="P1">su - pm2 -c 'sudo env PATH=$PATH:/apps/pm2/.nvm/versions/node/*/bin pm2 logrotate -u pm2'</text:p>
      <text:p text:style-name="P1">sed -i '1s/^/\/apps\/pm2\/.pm2\/logs\/*.log /' /etc/logrotate.d/pm2-pm2</text:p>
      <text:p text:style-name="P3"/>
      <text:p text:style-name="P1">echo "Creating swap file"</text:p>
      <text:p text:style-name="P1">dd if=/dev/zero of=/apps/.swap bs=1M count=$swap_size</text:p>
      <text:p text:style-name="P1">chmod 0600 /apps/.swap</text:p>
      <text:p text:style-name="P1">mkswap /apps/.swap</text:p>
      <text:p text:style-name="P1">swapon /apps/.swap</text:p>
      <text:p text:style-name="P1">echo "/apps/.swap <text:s text:c="3"/>none <text:s text:c="3"/>swap <text:s text:c="3"/>sw <text:s text:c="3"/>0 <text:s text:c="2"/>0" <text:s/>&gt;&gt; /etc/fstab </text:p>
      <text:p text:style-name="P3"/>
      <text:p text:style-name="P1">echo "installing mongo"</text:p>
      <text:p text:style-name="P1">echo "[mongodb-org-3.4]</text:p>
      <text:p text:style-name="P1">name=MongoDB Repository</text:p>
      <text:p text:style-name="P1">baseurl=http://repo.mongodb.org/yum/amazon/2013.03/mongodb-org/3.4/x86_64/</text:p>
      <text:p text:style-name="P1">gpgcheck=1</text:p>
      <text:p text:style-name="P1">enabled=1</text:p>
      <text:p text:style-name="P1">gpgkey=https://www.mongodb.org/static/pgp/server-3.4.asc" &gt;&gt; /etc/yum.repos.d/mongodb-org-3.4.repo</text:p>
      <text:p text:style-name="P1">yum install -y mongodb-org</text:p>
      <text:p text:style-name="P1">sed -i.bak 's/dbPath.*/dbPath: \/apps\/mongo/g' <text:s/>/etc/mongod.conf</text:p>
      <text:p text:style-name="P1">sed -i.bak 's/bindIp: 127.0.0.1/bindIp: 0.0.0.0/g' /etc/mongod.conf</text:p>
      <text:p text:style-name="P1">chown -R mongod. /apps/mongo</text:p>
      <text:p text:style-name="P1">service mongod start</text:p>
      <text:p text:style-name="P3"/>
      <text:p text:style-name="P1">echo "installing redis"</text:p>
      <text:p text:style-name="P1">rpm -Uvh http://rpms.famillecollet.com/enterprise/remi-release-6.rpm </text:p>
      <text:p text:style-name="P1">yum install -y redis --enablerepo=epel</text:p>
      <text:p text:style-name="P3"/>
      <text:p text:style-name="P1">echo "installing mysql"</text:p>
      <text:p text:style-name="P1">wget http://repo.mysql.com/mysql-community-release-el6-5.noarch.rpm</text:p>
      <text:p text:style-name="P1">rpm -ivh mysql-community-release-el6-5.noarch.rpm</text:p>
      <text:p text:style-name="P1">rpm -Uvh ftp://ftp.pbone.net/mirror/ftp5.gwdg.de/pub/opensuse/repositories/home:/michalstrnad/CentOS_CentOS-6/x86_64/pwgen-2.06-278.1.x86_64.rpm</text:p>
      <text:p text:style-name="P1">yum install -y mysql-server</text:p>
      <text:p text:style-name="P1">sed -i.bak 's/\/var\/lib\/mysql/\/apps\/mysql/g' /etc/my.conf</text:p>
      <text:p text:style-name="P1">chown -R mysql. /apps/mysql</text:p>
      <text:p text:style-name="P1">service mysqld start</text:p>
      <text:p text:style-name="P1">password=`pwgen -s 16 1`</text:p>
      <text:p text:style-name="P1">echo "MySQL password is $password"</text:p>
      <text:p text:style-name="P1">mysql_secure_installation &lt;&lt;EOF</text:p>
      <text:p text:style-name="P3"/>
      <text:p text:style-name="P1">y</text:p>
      <text:p text:style-name="P1">$password</text:p>
      <text:p text:style-name="P1">$password</text:p>
      <text:p text:style-name="P1">y</text:p>
      <text:p text:style-name="P1">y</text:p>
      <text:p text:style-name="P1">y</text:p>
      <text:p text:style-name="P1">y</text:p>
      <text:p text:style-name="P1">EOF</text:p>
      <text:p text:style-name="P1">echo "export MYSQL_USER=root"&gt;&gt; /apps/pm2/.bashrc</text:p>
      <text:p text:style-name="P1">echo "export MYSQL_PASS=$password"&gt;&gt; /apps/pm2/.bashrc</text:p>
      <text:p text:style-name="P3"/>
      <text:p text:style-name="P1">export LC_ALL=C</text:p>
      <text:p text:style-name="P1"><text:soft-page-break/>adminpass=`pwgen -s 16 1`</text:p>
      <text:p text:style-name="P1">userpass=`pwgen -s 16 1`</text:p>
      <text:p text:style-name="P1">mongo &lt;&lt;EOF</text:p>
      <text:p text:style-name="P1">use admin</text:p>
      <text:p text:style-name="P1">db.createUser({user : 'mongoadmin', pwd : '$adminpass', roles : ['root']})</text:p>
      <text:p text:style-name="P1">use $server-dev</text:p>
      <text:p text:style-name="P1">db.createUser({user : '$server', pwd : '$userpass', roles : ['readWrite']})</text:p>
      <text:p text:style-name="P1">use $server-test</text:p>
      <text:p text:style-name="P1">db.createUser({user : '$server', pwd : '$userpass', roles : ['readWrite']})</text:p>
      <text:p text:style-name="P1">use $server-live</text:p>
      <text:p text:style-name="P1">db.createUser({user : '$server', pwd : '$userpass', roles : ['readWrite']})</text:p>
      <text:p text:style-name="P1">EOF</text:p>
      <text:p text:style-name="P1">echo "export ADMIN_PASS='$adminpass'" &gt;&gt; /apps/pm2/.bashrc</text:p>
      <text:p text:style-name="P1">echo "export MONGO_USER='$server'" &gt;&gt; /apps/pm2/.bashrc</text:p>
      <text:p text:style-name="P1">echo "export MONGO_PASS='$userpass'" &gt;&gt; /apps/pm2/.bashrc</text:p>
      <text:p text:style-name="P1">echo "export MONGO_DBNAME_DEV='$server-dev'" &gt;&gt; /apps/pm2/.bashrc</text:p>
      <text:p text:style-name="P1">echo "export MONGO_DBNAME_TEST='$server-test'" &gt;&gt; /apps/pm2/.bashrc</text:p>
      <text:p text:style-name="P1">echo "export MONGO_DBNAME_LIVE='$server-live'" &gt;&gt; /apps/pm2/.bashrc</text:p>
      <text:p text:style-name="P1">sed -i.bak 's/#security:/security:\n <text:s/>authorization: enabled/g' /etc/mongod.conf</text:p>
      <text:p text:style-name="P1">sudo service mongod restart</text:p>
      <text:p text:style-name="P3"/>
      <text:p text:style-name="P1">echo "Installation of Imagemagick and graphicsmagick"</text:p>
      <text:p text:style-name="P1">yum install -y gcc libpng libjpeg libpng-devel libjpeg-devel ghostscript libtiff libtiff-devel freetype freetype-devel</text:p>
      <text:p text:style-name="P1">wget ftp://ftp.graphicsmagick.org/pub/GraphicsMagick/1.3/GraphicsMagick-1.3.21.tar.gz</text:p>
      <text:p text:style-name="P1">tar zxvf GraphicsMagick-1.3.21.tar.gz</text:p>
      <text:p text:style-name="P1">cd GraphicsMagick-1.3.21</text:p>
      <text:p text:style-name="P1">./configure --enable-shared</text:p>
      <text:p text:style-name="P1">make</text:p>
      <text:p text:style-name="P1">make install</text:p>
      <text:p text:style-name="P1">sudo ln -s /usr/local/bin/gm /usr/bin/</text:p>
      <text:p text:style-name="P1">gm version</text:p>
      <text:p text:style-name="P1">yum install -y php-pear gcc php-devel php-pear</text:p>
      <text:p text:style-name="P1">yum install -y ImageMagick ImageMagick-devel</text:p>
      <text:p text:style-name="P3"/>
      <text:p text:style-name="P1">echo "installing other packages"</text:p>
      <text:p text:style-name="P1">yum install -y ant ant-contrib</text:p>
      <text:p text:style-name="P1">yum install -y telnet</text:p>
      <text:p text:style-name="P1">yum groupinstall -y 'Development Tools'</text:p>
      <text:p text:style-name="P1">yum install -y sysstat</text:p>
      <text:p text:style-name="P1">yum install -y httpd24</text:p>
      <text:p text:style-name="P1">echo "Installing NMON"</text:p>
      <text:p text:style-name="P1">wget http://sourceforge.net/projects/nmon/files/nmon16e_mpginc.tar.gz</text:p>
      <text:p text:style-name="P1">tar -xzvf nmon16e_mpginc.tar.gz</text:p>
      <text:p text:style-name="P1">cp nmon_x86_64_centos7 /usr/bin/</text:p>
      <text:p text:style-name="P1">chmod a+x /usr/bin/nmon_x86_64_centos7 </text:p>
      <text:p text:style-name="P1">ln -s /usr/bin/nmon_x86_64_centos7 /usr/bin/nmon</text:p>
      <text:p text:style-name="P1">rm -f nmon_*</text:p>
      <text:p text:style-name="P1">sed -i "s/#ServerName www.example.com:80/ServerName $hostname:80/g" /etc/httpd/conf/httpd.conf</text:p>
      <text:p text:style-name="P1">sed -i "s/Indexes//g" /etc/httpd/conf/httpd.conf </text:p>
      <text:p text:style-name="P3"/>
      <text:p text:style-name="P1">echo "updating config"</text:p>
      <text:p text:style-name="P1">mv /var/www/ /apps/</text:p>
      <text:p text:style-name="P1">ln -s /apps/www /var/www</text:p>
      <text:p text:style-name="P1">mv /var/log /apps/logs/var_log</text:p>
      <text:p text:style-name="P1">ln -s /apps/logs/var_log /var/log</text:p>
      <text:p text:style-name="P1">#chown -R mysql. /apps/mysql</text:p>
      <text:p text:style-name="P3"/>
      <text:p text:style-name="P1">echo "Installing phpmyadmin"</text:p>
      <text:p text:style-name="P1">rpm -Uvh http://download.fedoraproject.org/pub/epel/6/i386/epel-release-6-8.noarch.rpm</text:p>
      <text:p text:style-name="P1">rpm -Uvh http://rpms.famillecollet.com/enterprise/remi-release-6.rpm</text:p>
      <text:p text:style-name="P1"><text:soft-page-break/>rpm -e `rpm -qa | grep php`</text:p>
      <text:p text:style-name="P1">rpm -e `rpm -qa | grep httpd`</text:p>
      <text:p text:style-name="P1">yum install -y php56</text:p>
      <text:p text:style-name="P1">yum --enablerepo=remi install -y phpmyadmin</text:p>
      <text:p text:style-name="P1">sed -i 's/local/all granted/g' <text:s/>/etc/httpd/conf.d/phpMyAdmin.conf</text:p>
      <text:p text:style-name="P1">sed -i 's/Deny from All/Allow from All/g' <text:s/>/etc/httpd/conf.d/phpMyAdmin.conf</text:p>
      <text:p text:style-name="P1">sed -i 's/Allow from None/#Allow from None/g' <text:s/>/etc/httpd/conf.d/phpMyAdmin.conf</text:p>
      <text:p text:style-name="P3"/>
      <text:p text:style-name="P3"/>
      <text:p text:style-name="P1">echo "Jenkins config"</text:p>
      <text:p text:style-name="P1">pushd /home/ec2-user/.ssh</text:p>
      <text:p text:style-name="P1">touch config deploy.pem</text:p>
      <text:p text:style-name="P1">echo "IdentityFile /home/ec2-user/.ssh/deploy.pem</text:p>
      <text:p text:style-name="P1">StrictHostKeyChecking=no" &gt;&gt; /home/ec2-user/.ssh/config</text:p>
      <text:p text:style-name="P1">echo "ssh-rsa AAAAB3NzaC1yc2EAAAADAQABAAABAQCdolGmvoo8Vz6QIpaDEHlFrsXwJ2Ifcfwd/hTD57bhzOeTk2yhidXneoyXbigrDZHukZwpmu7dqFy6BAXH2QbA7dzhhkVaB9FHpG/69lTVouSe+rGWunaTn9pS+UBlXSznZqBqixBk40m+29EZkdx1PdOZpF+QNggWTfETjQ9/fmcoq47M9zQFate3047bXOG/pKLGtDf3dQjbBIAiX8eU5XHlB4dryVcf3zbg0w3eubEzekOz4uUSolmc6Le/sd2EQ2b7ugOpigZI8MQmBPerqPtrqwqPK7D1gxLtvqnLady9ltJTSDh5IoW/TTtCc2glZLZeUEuxOsBPCnNbGNfD jenkins" &gt;&gt; /home/ec2-user/.ssh/authorized_keys</text:p>
      <text:p text:style-name="P1">echo "-----BEGIN RSA PRIVATE KEY-----</text:p>
      <text:p text:style-name="P1">MIIEowIBAAKCAQEAqImHRzkkcikwkKb8L1eAWyVyiEsx57aryGIgNP+uUmf4Cvw9</text:p>
      <text:p text:style-name="P1">kEO0aMHLXqR+ZKOG11yffpWstsUFZ2xdFTK42pNAGyWri4j3eR+3pFJqCvfJDBaI</text:p>
      <text:p text:style-name="P1">7GQJgATjciMoBkcx5EQXawdKdBWE+bHV/1VYCXjCL9iqb3YSXkhO4UBIenykY3VL</text:p>
      <text:p text:style-name="P1">5biWbMkfEoEi2zwvh2nh/H4iqEZn166ViwVN+0+MOTDwms98UeQB/vkqJ1p++vDZ</text:p>
      <text:p text:style-name="P1">+gjfh05NOSRgQbsTvDV3IRbR2cxeNRqPANmFbE0mJbHVm+0eKhHLRNKpnO7Vb4co</text:p>
      <text:p text:style-name="P1">2UMSnaUZ2rZ/2uPvTJTTBomuAERB5mzkN/NKiwIDAQABAoIBAQCVL4gLx803MLbI</text:p>
      <text:p text:style-name="P1">lMfOsEnyZKeJdeZrEgvliNaxk1Ifp+Cs+LMWLJhZ0pHO6RToyMfngxm714nXD3fF</text:p>
      <text:p text:style-name="P1">IOsUhJ2U/ZtVbHb5QPiuwyCv2DP+GXBhvuDdP4AZTjp3Ih+fzw2e3ZdNKlsBfrsC</text:p>
      <text:p text:style-name="P1">vCSNrGINoFNkPwo/N+jyhFculNSTdqjNfDWvf0Apu9BQeGBhSogyXKqIqLQOlRPp</text:p>
      <text:p text:style-name="P1">XX/ScJNQpJzDyVFY0+lCPYhri4YQiJrljwIHTmEJ4jhHy/WL9/CnAqV0a918+akO</text:p>
      <text:p text:style-name="P1">al98/zXVKQkPxu6v/vbb/qPetEAaxZRiNa5wUHE4en74gWCPsVMxCzqqtVQ9iuIJ</text:p>
      <text:p text:style-name="P1">3ixjPYhhAoGBAOA5th3WdsNUPSWzBTtRijO08ZAQIsZDh39KXZjVjVNTJeR+ocIp</text:p>
      <text:p text:style-name="P1">e0rf0FAOQ42u291Qq9iN1k396Rtx3EfW4PGyKmEZ3KIK4Rl97BrUgp9kOX9M4gSz</text:p>
      <text:p text:style-name="P1">Ps226OXYaufF4RzB/PxCe1ZdsEZ2bjvIgJc0EmcGtI0JdSkrhVA1+kNdAoGBAMBr</text:p>
      <text:p text:style-name="P1">maOIIW+AbRMtohAzGghnW1UPNFAF4ac7CVEVWZfWmqvyGXVbZm+EOmAe51iZr3VH</text:p>
      <text:p text:style-name="P1">ltJ6H27Hmj7QY4UZHnWSI75AV39cJxAUEPek/ksIK4ZCNYNjXo1Vo8ljDKm2+S3C</text:p>
      <text:p text:style-name="P1">6BhVeXq5K6vkXDUZPwWwIBYmxZUZMrA2TjGzPQ8HAoGAM0B9xCw1UUh8AZX96CUn</text:p>
      <text:p text:style-name="P1">NdJyNL+7cx4UZqAU7M5DU3x5+NSJHNxmdiLadrIL9uK1Fs1Nul4RUhprof5Qn4sa</text:p>
      <text:p text:style-name="P1">N6TF0xQaPl/GPBFwWmGgydYa3mIwd2qRPGxGp+Lj7L5qSix9Kxv3HTKlDDYd1ERs</text:p>
      <text:p text:style-name="P1">QCOC4VHDC0nSIer0ufTck3ECgYAxAXZwqrPxROECuGWFAK7JoyEkqammE8ljoOp/</text:p>
      <text:p text:style-name="P1">hxN5U0OzNQZ82Blfn2qKnnRHIWUJVoE3+7hTq2xCQSqHdF1Ijj6iLpraKesc8i9c</text:p>
      <text:p text:style-name="P1">Et5c16jWGbitTLqA/mWnXZ2U/6+4kuIviF1W/x/7OD6vm01ssm2JlrhNf8xkCoCh</text:p>
      <text:p text:style-name="P1">sceEMwKBgApun6Vj8ZKWAQkW948sGNdY28kKQ4cZTYi3tIb3LlGmq4yKt9IOaKbg</text:p>
      <text:p text:style-name="P1">u+HheXQ3kxuy15/oRalO62xUseuA+9lrZW5GOSW0HM64b6ztPmAM0hiY3xp2gp3A</text:p>
      <text:p text:style-name="P1">AV6/C7rsoaKh/LqISlUpr70ITbV3f1na09Ai1jIjV64BFWn2IQ99</text:p>
      <text:p text:style-name="P1">-----END RSA PRIVATE KEY-----" &gt;&gt; /home/ec2-user/.ssh/deploy.pem</text:p>
      <text:p text:style-name="P1">chmod -R 700 /home/ec2-user/.ssh</text:p>
      <text:p text:style-name="P1">chown -R ec2-user:ec2-user /home/ec2-user/.ssh</text:p>
      <text:p text:style-name="P1">popd</text:p>
      <text:p text:style-name="P3"/>
      <text:p text:style-name="P1">echo "Installing BOTO3"</text:p>
      <text:p text:style-name="P1">pip install boto3</text:p>
      <text:p text:style-name="P3"/>
      <text:p text:style-name="P1">chkconfig httpd on</text:p>
      <text:p text:style-name="P1">chkconfig mongod on</text:p>
      <text:p text:style-name="P1">chkconfig redis on</text:p>
      <text:p text:style-name="P1">chkconfig mysqld on</text:p>
      <text:p text:style-name="P3"/>
      <text:p text:style-name="P1">service httpd start</text:p>
      <text:p text:style-name="P1">service redis start</text:p>
      <text:p text:style-name="P3"/>
      <text:p text:style-name="P5">} | tee /tmp/setup.log</text:p>
      <text:p text:style-name="P12"><text:soft-page-break/>db.auth(‘mongoadimn’,’’)</text:p>
      <text:p text:style-name="P6"/>
      <text:p text:style-name="P7">pm2 logs command</text:p>
      <text:p text:style-name="P6">cd apps</text:p>
      <text:p text:style-name="P6">cd node-apps</text:p>
      <text:p text:style-name="P10">npm install pm2-web -g</text:p>
      <text:p text:style-name="P6">hyproxy </text:p>
      <text:p text:style-name="P6"/>
      <text:p text:style-name="P8">etc</text:p>
      <text:p text:style-name="P8">vim customer</text:p>
      <text:p text:style-name="P9">service hyproxy reloded</text:p>
      <text:p text:style-name="P11"/>
      <text:p text:style-name="P6"/>
      <text:p text:style-name="P11">du -sh * (server volume <text:s/>check)</text:p>
      <text:p text:style-name="P13">netstat -nlt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Nova" svg:font-family="ProximaNov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04:14:38.208350597</meta:creation-date>
    <dc:date>2018-06-06T20:34:56.143479456</dc:date>
    <meta:editing-duration>PT4H31M24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5" meta:paragraph-count="225" meta:word-count="772" meta:character-count="8850" meta:non-whitespace-character-count="8245"/>
  </office:meta>
</office:document-meta>
</file>